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Times New Roman" fo:font-size="12pt" officeooo:rsid="001cc2b6" officeooo:paragraph-rsid="001cc2b6" style:font-size-asian="12pt" style:font-size-complex="12pt"/>
    </style:style>
    <style:style style:name="P2" style:family="paragraph" style:parent-style-name="Preformatted_20_Text">
      <style:text-properties style:font-name="Times New Roman" fo:font-size="12pt" officeooo:rsid="001cc2b6" officeooo:paragraph-rsid="001e4c27" style:font-size-asian="12pt" style:font-size-complex="12pt"/>
    </style:style>
    <style:style style:name="P3" style:family="paragraph" style:parent-style-name="Preformatted_20_Text">
      <style:text-properties style:font-name="Times New Roman" fo:font-size="12pt" officeooo:rsid="001e4c27" officeooo:paragraph-rsid="001e4c27" style:font-size-asian="12pt" style:font-size-complex="12pt"/>
    </style:style>
    <style:style style:name="P4" style:family="paragraph" style:parent-style-name="Preformatted_20_Text">
      <style:text-properties style:font-name="Times New Roman" fo:font-size="12pt" officeooo:rsid="001e8764" officeooo:paragraph-rsid="001e8764" style:font-size-asian="12pt" style:font-size-complex="12pt"/>
    </style:style>
    <style:style style:name="P5" style:family="paragraph" style:parent-style-name="Preformatted_20_Text">
      <style:text-properties style:font-name="Times New Roman" fo:font-size="12pt" style:text-underline-style="solid" style:text-underline-width="auto" style:text-underline-color="font-color" officeooo:rsid="001cc2b6" officeooo:paragraph-rsid="001cc2b6" style:font-size-asian="12pt" style:font-size-complex="12pt"/>
    </style:style>
    <style:style style:name="P6" style:family="paragraph" style:parent-style-name="Preformatted_20_Text">
      <style:text-properties style:font-name="Times New Roman" fo:font-size="12pt" style:text-underline-style="solid" style:text-underline-width="auto" style:text-underline-color="font-color" officeooo:rsid="001e4c27" officeooo:paragraph-rsid="001e4c27" style:font-size-asian="12pt" style:font-size-complex="12pt"/>
    </style:style>
    <style:style style:name="P7" style:family="paragraph" style:parent-style-name="Preformatted_20_Text">
      <style:text-properties style:font-name="Times New Roman" fo:font-size="12pt" style:text-underline-style="solid" style:text-underline-width="auto" style:text-underline-color="font-color" officeooo:rsid="001e8764" officeooo:paragraph-rsid="001e8764" style:font-size-asian="12pt" style:font-size-complex="12pt"/>
    </style:style>
    <style:style style:name="P8" style:family="paragraph" style:parent-style-name="Preformatted_20_Text">
      <style:text-properties style:font-name="Times New Roman" fo:font-size="12pt" style:text-underline-style="none" officeooo:rsid="001cc2b6" officeooo:paragraph-rsid="001cc2b6" style:font-size-asian="12pt" style:font-size-complex="12pt"/>
    </style:style>
    <style:style style:name="P9" style:family="paragraph" style:parent-style-name="Preformatted_20_Text">
      <style:text-properties style:font-name="Times New Roman" fo:font-size="12pt" style:text-underline-style="none" officeooo:rsid="001e4c27" officeooo:paragraph-rsid="001e4c27" style:font-size-asian="12pt" style:font-size-complex="12pt"/>
    </style:style>
    <style:style style:name="P10" style:family="paragraph" style:parent-style-name="Preformatted_20_Text">
      <style:text-properties style:font-name="Times New Roman" fo:font-size="12pt" style:text-underline-style="none" officeooo:rsid="001e8764" officeooo:paragraph-rsid="001e8764" style:font-size-asian="12pt" style:font-size-complex="12pt"/>
    </style:style>
    <style:style style:name="P11" style:family="paragraph" style:parent-style-name="Preformatted_20_Text">
      <style:text-properties style:font-name="Times New Roman" fo:font-size="12pt" style:text-underline-style="none" officeooo:rsid="00209e54" officeooo:paragraph-rsid="00209e54" style:font-size-asian="12pt" style:font-size-complex="12pt"/>
    </style:style>
    <style:style style:name="P12" style:family="paragraph" style:parent-style-name="Preformatted_20_Text">
      <style:text-properties style:font-name="Times New Roman" fo:font-size="12pt" style:text-underline-style="none" officeooo:rsid="00227b81" officeooo:paragraph-rsid="00227b81" style:font-size-asian="12pt" style:font-size-complex="12pt"/>
    </style:style>
    <style:style style:name="P13" style:family="paragraph" style:parent-style-name="Preformatted_20_Text">
      <style:text-properties style:font-name="Times New Roman" fo:font-size="12pt" style:text-underline-style="none" fo:font-weight="bold" officeooo:rsid="00227b81" officeooo:paragraph-rsid="00227b81" style:font-size-asian="12pt" style:font-weight-asian="bold" style:font-size-complex="12pt" style:font-weight-complex="bold"/>
    </style:style>
    <style:style style:name="P14" style:family="paragraph" style:parent-style-name="Preformatted_20_Text">
      <style:text-properties style:font-name="Times New Roman" fo:font-size="14pt" officeooo:rsid="001cc2b6" officeooo:paragraph-rsid="001cc2b6" style:font-size-asian="14pt" style:font-size-complex="14pt"/>
    </style:style>
    <style:style style:name="P15" style:family="paragraph" style:parent-style-name="Preformatted_20_Text">
      <style:text-properties style:font-name="Times New Roman" fo:font-size="14pt" style:text-underline-style="solid" style:text-underline-width="auto" style:text-underline-color="font-color" fo:font-weight="bold" officeooo:rsid="001cc2b6" officeooo:paragraph-rsid="001cc2b6" style:font-size-asian="14pt" style:font-weight-asian="bold" style:font-size-complex="14pt" style:font-weight-complex="bold"/>
    </style:style>
    <style:style style:name="P16" style:family="paragraph" style:parent-style-name="Preformatted_20_Text">
      <style:text-properties style:font-name="Times New Roman" fo:font-size="14pt" style:text-underline-style="solid" style:text-underline-width="auto" style:text-underline-color="font-color" officeooo:rsid="001cc2b6" officeooo:paragraph-rsid="001cc2b6" style:font-size-asian="14pt" style:font-size-complex="14pt"/>
    </style:style>
    <style:style style:name="P17" style:family="paragraph" style:parent-style-name="Preformatted_20_Text">
      <style:text-properties style:font-name="Times New Roman" fo:font-size="14pt" style:text-underline-style="solid" style:text-underline-width="auto" style:text-underline-color="font-color" officeooo:rsid="00209e54" officeooo:paragraph-rsid="00209e54" style:font-size-asian="14pt" style:font-size-complex="14pt"/>
    </style:style>
    <style:style style:name="P18" style:family="paragraph" style:parent-style-name="Preformatted_20_Text">
      <style:text-properties style:font-name="Times New Roman" fo:font-size="12pt" style:text-underline-style="none" fo:font-weight="bold" officeooo:rsid="00227b81" officeooo:paragraph-rsid="0024dfb1" style:font-size-asian="12pt" style:font-weight-asian="bold" style:font-size-complex="12pt" style:font-weight-complex="bold"/>
    </style:style>
    <style:style style:name="P19" style:family="paragraph" style:parent-style-name="Preformatted_20_Text">
      <style:text-properties style:font-name="Times New Roman" fo:font-size="12pt" style:text-underline-style="none" fo:font-weight="bold" officeooo:rsid="00269555" officeooo:paragraph-rsid="00269555" style:font-size-asian="12pt" style:font-weight-asian="bold" style:font-size-complex="12pt" style:font-weight-complex="bold"/>
    </style:style>
    <style:style style:name="P20" style:family="paragraph" style:parent-style-name="Preformatted_20_Text">
      <style:text-properties style:font-name="Times New Roman" fo:font-size="12pt" style:text-underline-style="none" fo:font-weight="normal" officeooo:rsid="00227b81" officeooo:paragraph-rsid="0024dfb1" style:font-size-asian="12pt" style:font-weight-asian="normal" style:font-size-complex="12pt" style:font-weight-complex="normal"/>
    </style:style>
    <style:style style:name="P21" style:family="paragraph" style:parent-style-name="Preformatted_20_Text">
      <style:text-properties style:font-name="Times New Roman" fo:font-size="12pt" style:text-underline-style="none" fo:font-weight="normal" officeooo:rsid="0024dfb1" officeooo:paragraph-rsid="0024dfb1" style:font-size-asian="12pt" style:font-weight-asian="normal" style:font-size-complex="12pt" style:font-weight-complex="normal"/>
    </style:style>
    <style:style style:name="P22" style:family="paragraph" style:parent-style-name="Preformatted_20_Text">
      <style:text-properties style:font-name="Times New Roman" fo:font-size="12pt" style:text-underline-style="none" fo:font-weight="normal" officeooo:rsid="00269555" officeooo:paragraph-rsid="00269555" style:font-size-asian="12pt" style:font-weight-asian="normal" style:font-size-complex="12pt" style:font-weight-complex="normal"/>
    </style:style>
    <style:style style:name="P23" style:family="paragraph" style:parent-style-name="Preformatted_20_Text">
      <style:text-properties style:font-name="Times New Roman" fo:font-size="12pt" style:text-underline-style="none" fo:font-weight="normal" officeooo:rsid="0027d307" officeooo:paragraph-rsid="0027d307" style:font-size-asian="12pt" style:font-weight-asian="normal" style:font-size-complex="12pt" style:font-weight-complex="normal"/>
    </style:style>
    <style:style style:name="T1" style:family="text">
      <style:text-properties officeooo:rsid="001e8764"/>
    </style:style>
    <style:style style:name="T2" style:family="text">
      <style:text-properties fo:font-weight="bold" style:font-weight-asian="bold" style:font-weight-complex="bold"/>
    </style:style>
    <style:style style:name="T3" style:family="text">
      <style:text-properties officeooo:rsid="0024dfb1"/>
    </style:style>
    <style:style style:name="T4" style:family="text">
      <style:text-properties officeooo:rsid="0027d30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llo Allegra,</text:p>
      <text:p text:style-name="P1"/>
      <text:p text:style-name="P1">Please read all as attempting to be constructive.</text:p>
      <text:p text:style-name="P1">Too easy to give wrong impression.</text:p>
      <text:p text:style-name="P1"/>
      <text:p text:style-name="P1">Questions, for example, can famously be read and/or intended, completely interchangeably as inquiry or sneer ... plus lots of things in between.</text:p>
      <text:p text:style-name="P1"/>
      <text:p text:style-name="P1">Not telling you where I am aiming :-) … but assume always the nicer end on intentions.</text:p>
      <text:p text:style-name="P1"/>
      <text:p text:style-name="P1">Mostly I wanted to pick nits, but I will ramble uncontrolably as ever into generalities and probably, inconsequential issues aplenty. Just ignore or read as you feel suits. The writing is all for me … if someone actually reads it, I often just get confused :-)</text:p>
      <text:p text:style-name="P14"/>
      <text:p text:style-name="P15">Day 1:</text:p>
      <text:p text:style-name="P14"/>
      <text:p text:style-name="P16">UNIX introduction:</text:p>
      <text:p text:style-name="P8"/>
      <text:p text:style-name="P9">Very self indulgent notes … skim lightly of ignore.</text:p>
      <text:p text:style-name="P8"/>
      <text:p text:style-name="P5">Time:</text:p>
      <text:p text:style-name="P1"/>
      <text:p text:style-name="P1">When I have done this, I seem always to have been squashed, with regards to time. Never sure how much time command line deserves/requires? Probably depends on what one intend to use it for, with respect to training event. In the extreme, 0 minutes would suit a course that progressed to use web based tools exclusively. Lots of time for a course intending to impart the wonders of writing customised shell scripts and similar.</text:p>
      <text:p text:style-name="P1"/>
      <text:p text:style-name="P2">Your course clearly requires something substantial. No accurate feel for how much. It is jolly difficult as one always has such a mixed audience.</text:p>
      <text:p text:style-name="P2"/>
      <text:p text:style-name="P3">I wonder to what extent people might be asked to do some pre-course groundwork? Video presentations? Simple tutorials? Might just even out the starting point a trifle?</text:p>
      <text:p text:style-name="P2"/>
      <text:p text:style-name="P3">I mention the above as you said to me you thought a thorough command line introduction was essential and should not be rushed. I think I agree … but not sure to what extent and always found such things as a necessary <text:s/>nuisance!! Something that seemed to stop one “getting on” with the meat of the course. I your case, Python.</text:p>
      <text:p text:style-name="P3"/>
      <text:p text:style-name="P6">Approach:</text:p>
      <text:p text:style-name="P3"/>
      <text:p text:style-name="P3">Well <text:span text:style-name="T2">your material worked fine</text:span> … <text:span text:style-name="T1">he cried emphatically … <text:s/></text:span>I merely pass on my long standing (but barely unimplemented) thoughts.</text:p>
      <text:p text:style-name="P3"/>
      <text:p text:style-name="P3">I have always tried, as I think Uncle Pee was suggesting the other day, to emphasise how command line and GUI are just different ways of doing the same thing. No new concepts, only more clumsy way to effect the familiar.</text:p>
      <text:p text:style-name="P3"/>
      <text:p text:style-name="P3">I have been trying (unsuccessfully thus far) to make a power point (or similar) that embeds a video. The video would show the LINUX GUI doing exactly what the command line LINUX (different bit of same slide) was doing. If I ever get it working, I show you.</text:p>
      <text:p text:style-name="P3"/>
      <text:p text:style-name="P4"><text:soft-page-break/>I also always liked the idea of introducing the basic commands as a part of an exercise to set up a directory structure and data for the exercises. Easier to type than to implement :-) But maybe more motivating than just going through commands one after the other?</text:p>
      <text:p text:style-name="P4"/>
      <text:p text:style-name="P4">So:</text:p>
      <text:p text:style-name="P4"/>
      <text:p text:style-name="P4">mkdir some directories for first few exercises</text:p>
      <text:p text:style-name="P4">cd about</text:p>
      <text:p text:style-name="P4">get data (simple cp, maybe wget .. whatever</text:p>
      <text:p text:style-name="P4">ls for a bit</text:p>
      <text:p text:style-name="P4">less/head/tail/rgep the inevitable sequence file(s)</text:p>
      <text:p text:style-name="P4">etc, etc .\etc</text:p>
      <text:p text:style-name="P4"/>
      <text:p text:style-name="P4">at some point one slips in stuff like tab completion, relative/absolute addressing, up/down arrows, editing commands, and similar.</text:p>
      <text:p text:style-name="P4"/>
      <text:p text:style-name="P4">Need not even do it all at the beginning? Add a few tricky bits after/before appropriate exercises?</text:p>
      <text:p text:style-name="P4"/>
      <text:p text:style-name="P7">Editor:</text:p>
      <text:p text:style-name="P10"/>
      <text:p text:style-name="P10">At last!! I nit to pick :-)</text:p>
      <text:p text:style-name="P10"/>
      <text:p text:style-name="P10">Why nano? (or pico or vi or vim)?</text:p>
      <text:p text:style-name="P10">Yep, if one wants to do some things one HAS to use the command line and forget one mouse,</text:p>
      <text:p text:style-name="P10">BUT … the only reasons to use a non-GUI editor include:</text:p>
      <text:p text:style-name="P10"/>
      <text:p text:style-name="P10">- one is sad and old (ONLY APPLIES TO ME!!!!! … and I am happy there :-) )</text:p>
      <text:p text:style-name="P10">- one has borrowed a green screen / Newbury terminal / similar … from the museum and are indulging in a nostalgia trip.</text:p>
      <text:p text:style-name="P10"/>
      <text:p text:style-name="P10">Nobody works in a non-GUI environment these days, and horrors like nano have no advantage over simple GUI text editors such as kate, gedit … etc.</text:p>
      <text:p text:style-name="P10"/>
      <text:p text:style-name="P10">Having said that … yep I use vim a lot … but I could not tell you why? Other than, it offers me the transient illusion that I am still one of the professionally and irretrievably sad boys :-)</text:p>
      <text:p text:style-name="P10"/>
      <text:p text:style-name="P17">Python Calculator:</text:p>
      <text:p text:style-name="P11"/>
      <text:p text:style-name="P11">Bit tricky to follow this one by oneself, but maybe that is not a vital issue. This was the day I missed … I must be getting old!!! Day off after only ONE all nighter?!! PLUS, no booze. Dearie me!</text:p>
      <text:p text:style-name="P11"/>
      <text:p text:style-name="P12">Challenge 02:</text:p>
      <text:p text:style-name="P11"/>
      <text:p text:style-name="P12">In the statement of the Challenge you define:</text:p>
      <text:p text:style-name="P12"/>
      <text:p text:style-name="P12"><text:tab/><text:tab/><text:span text:style-name="T2">The diameter of a cell is 10 μm</text:span>.</text:p>
      <text:p text:style-name="P12"/>
      <text:p text:style-name="P12">But in the solution you use 10 as the radius.</text:p>
      <text:p text:style-name="P12"/>
      <text:p text:style-name="P12"><text:tab/><text:tab/><text:span text:style-name="T2">from math import pi</text:span></text:p>
      <text:p text:style-name="P13"><text:tab/><text:tab/>R = 10.0</text:p>
      <text:p text:style-name="P13"><text:soft-page-break/><text:tab/><text:tab/>V = (4.0/3.0)*pi*(R**3)</text:p>
      <text:p text:style-name="P18"><text:tab/><text:tab/>print V</text:p>
      <text:p text:style-name="P18"/>
      <text:p text:style-name="P20">Challenge 0<text:span text:style-name="T3">4</text:span>:</text:p>
      <text:p text:style-name="P20"/>
      <text:p text:style-name="P21">No solution, but this was the one I was not sure what you expected?</text:p>
      <text:p text:style-name="P21">Reason 1 … I did not understand the question (my problem).</text:p>
      <text:p text:style-name="P21">“Find cysteine bonds in the Insulin structure”??</text:p>
      <text:p text:style-name="P21">SG is a code for an “Alternate location indicator.”??</text:p>
      <text:p text:style-name="P22">OK, got the 3D co-ordinates … </text:p>
      <text:p text:style-name="P22">“Use what you learnt from Task 2”?? But in Challenge 2, I learned how to calculate the <text:span text:style-name="T4">volume of a sphere</text:span>?</text:p>
      <text:p text:style-name="P22">OK, maybe SG lines come in pairs? Alternatives even?</text:p>
      <text:p text:style-name="P22">There are 6 of them … I calculate the distance between pairs as they occur from the start.</text:p>
      <text:p text:style-name="P22"/>
      <text:p text:style-name="P22">I suppose my comment is … yep, I m particularly ignorant, but does the average punter know all about PDB file format? … Of course, I am being unfair here as I was not present when you did this one. You probably explained it beautifully.</text:p>
      <text:p text:style-name="P22"/>
      <text:p text:style-name="P22">BUT … having decided WHAT to do. I move on to HOW.</text:p>
      <text:p text:style-name="P22">Do I grep for SG and hard code the data into the code?</text:p>
      <text:p text:style-name="P22">If not, I must read the file and do ots of stuff we have not covered yet?</text:p>
      <text:p text:style-name="P22">Or … most likely … I miss the obvious :-(</text:p>
      <text:p text:style-name="P22"/>
      <text:p text:style-name="P22">I play as I do the exercises to jolt memory rather than to play fair :-)</text:p>
      <text:p text:style-name="P22"/>
      <text:p text:style-name="P22">I compute the distance between pairs of SG lines … in the near certainty that this is not what you intended :-)</text:p>
      <text:p text:style-name="P22"/>
      <text:p text:style-name="P22">**************** <text:span text:style-name="T4">I look up:</text:span></text:p>
      <text:p text:style-name="P23"><text:a xlink:type="simple" xlink:href="https://en.wikipedia.org/wiki/Disulfide">https://en.wikipedia.org/wiki/Disulfide</text:a></text:p>
      <text:p text:style-name="P23"/>
      <text:p text:style-name="P23">So any cysteine might bond with any other by joining the S atoms?</text:p>
      <text:p text:style-name="P23"/>
      <text:p text:style-name="P23">So with 6 cysteines there are 15 possible bonds and thus 15 distances to calculate?</text:p>
      <text:p text:style-name="P23"/>
      <text:p text:style-name="P23">Well, that will do for me :-)</text:p>
      <text:p text:style-name="P23"/>
      <text:p text:style-name="P23"/>
      <text:p text:style-name="P19"/>
      <text:p text:style-name="P19"/>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8-17T16:48:11.410458179</dc:date>
    <meta:generator>LibreOffice/4.2.8.2$Linux_X86_64 LibreOffice_project/420m0$Build-2</meta:generator>
    <meta:editing-duration>P0D</meta:editing-duration>
    <meta:editing-cycles>2</meta:editing-cycles>
    <meta:document-statistic meta:table-count="0" meta:image-count="0" meta:object-count="0" meta:page-count="3" meta:paragraph-count="68" meta:word-count="1031" meta:character-count="5566" meta:non-whitespace-character-count="4590"/>
  </office:meta>
</office:document-meta>
</file>